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ea49" officeooo:paragraph-rsid="0003ea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ll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8T09:31:39.045232308</meta:creation-date>
    <meta:generator>LibreOffice/6.4.7.2$Linux_X86_64 LibreOffice_project/40$Build-2</meta:generator>
    <dc:date>2022-02-18T09:32:34.060901015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</office:meta>
</office:document-meta>
</file>